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criptSourceTests.lastModifiedWorksWithResourceThatDoesNotSupportFileBasedRe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ScriptSourceTests.beginsInModifie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ScriptSourceTests.doesNotPropagateFatalExceptionOnResourceThatCannotBeResolvedToA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criptSourceTests.lastModifiedWorksWithResourceThatDoesNotSupportFileBasedAccessA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